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He appears to be asleep.)</text:p>
          </table:table-cell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 office:value-type="string">
            <text:p>Guard</text:p>
          </table:table-cell>
          <table:table-cell table:style-name="ce0" office:value-type="string">
            <text:p>The Knight Commander is currently
recuperating.</text:p>
          </table:table-cell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 office:value-type="string">
            <text:p>I am earnestly asking you not to make a rack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